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Дерягина</text:span></text:p>
      <text:p text:style-name="P1"><text:s/>схемы по 5 лабараторной </text:p>
      <text:p text:style-name="P1">лбд-21</text:p>
      <text:p text:style-name="P2"/>
      <text:p text:style-name="Standard"/>
      <text:p text:style-name="Standard"><draw:frame draw:style-name="fr1" draw:name="Графический объект1" text:anchor-type="as-char" svg:width="3.942cm" svg:height="8.361cm" draw:z-index="0"><draw:image xlink:href="https://sun9-52.userapi.com/impg/DSMS-mV9sWdUPjSrX9aYzOUSEscON7XBEVBROg/Jq3lsdxPD9s.jpg?size=149x316&amp;quality=96&amp;sign=b916c51dea6b6102b9e575bd65211281&amp;type=album" xlink:type="simple" xlink:show="embed" xlink:actuate="onLoad"/></draw:frame> </text:p>
      <text:p text:style-name="Standard"><draw:frame draw:style-name="fr1" draw:name="Графический объект2" text:anchor-type="as-char" svg:width="8.625cm" svg:height="5.001cm" draw:z-index="1"><draw:image xlink:href="https://sun9-65.userapi.com/impg/4_m8EWkND5-L3pLqQ45D3n75fciXSMwasyoxCA/J1DJ6JCZgyc.jpg?size=326x189&amp;quality=96&amp;sign=239c95dbf5eb1446b2e96bcdf528154b&amp;type=album" xlink:type="simple" xlink:show="embed" xlink:actuate="onLoad"/></draw:frame> </text:p>
      <text:p text:style-name="Standard"><draw:frame draw:style-name="fr1" draw:name="Графический объект3" text:anchor-type="as-char" svg:width="9.419cm" svg:height="7.276cm" draw:z-index="2"><draw:image xlink:href="https://sun9-73.userapi.com/impg/KOB0PdSd_0nLSdy5YvxyA5y6xbrCfz61FQ1-hQ/b-vZ6ndPIN8.jpg?size=356x275&amp;quality=96&amp;sign=cd60a600d11a107994369d35ccdb2509&amp;type=album" xlink:type="simple" xlink:show="embed" xlink:actuate="onLoad"/></draw:frame> </text:p>
      <text:p text:style-name="Standard"><text:soft-page-break/><draw:frame draw:style-name="fr1" draw:name="Графический объект4" text:anchor-type="as-char" svg:width="13.018cm" svg:height="4.974cm" draw:z-index="3"><draw:image xlink:href="https://sun9-33.userapi.com/impg/wctrnWSU4Dx_FFb_mC_iyKAOrj4oQCqy-PsK4A/jJe94qajdyg.jpg?size=492x188&amp;quality=96&amp;sign=b751dfd625c25f44482baf5921642ab3&amp;type=album" xlink:type="simple" xlink:show="embed" xlink:actuate="onLoad"/></draw:frame> </text:p>
      <text:p text:style-name="Standard"><draw:frame draw:style-name="fr1" draw:name="Графический объект5" text:anchor-type="as-char" svg:width="13.07cm" svg:height="7.673cm" draw:z-index="4"><draw:image xlink:href="https://sun9-41.userapi.com/impg/ELiYYurLUXcA18nZGbC3LkHTdTdB4B-ZPE8ZgQ/WHqx6lmwfSo.jpg?size=494x290&amp;quality=96&amp;sign=f7fb066a0446024c6dd2712b1ab1fe47&amp;type=album" xlink:type="simple" xlink:show="embed" xlink:actuate="onLoad"/></draw:frame> </text:p>
      <text:p text:style-name="Standard"><draw:frame draw:style-name="fr1" draw:name="Графический объект6" text:anchor-type="as-char" svg:width="13.097cm" svg:height="4.815cm" draw:z-index="5"><draw:image xlink:href="https://sun9-5.userapi.com/impg/uuQdH7johXqu3zwtx_cE66KKdg7mMYRq6Ecphw/rgEbKr3XYtk.jpg?size=495x182&amp;quality=96&amp;sign=54c0803abaece8ff2072815a1f3cfb28&amp;type=album" xlink:type="simple" xlink:show="embed" xlink:actuate="onLoad"/></draw:frame> </text:p>
      <text:p text:style-name="Standard"><text:soft-page-break/><draw:frame draw:style-name="fr1" draw:name="Графический объект7" text:anchor-type="as-char" svg:width="12.885cm" svg:height="9.604cm" draw:z-index="6"><draw:image xlink:href="https://sun9-45.userapi.com/impg/gjTi2inZwjH_L3Nc3x0iihDluFKW2ak5Uffvvw/bTTsNjNJruA.jpg?size=487x363&amp;quality=96&amp;sign=afa7fe03ad7e1c1c3066f2a7a2be214f&amp;type=album" xlink:type="simple" xlink:show="embed" xlink:actuate="onLoad"/></draw:frame> </text:p>
      <text:p text:style-name="Standard"><draw:frame draw:style-name="fr1" draw:name="Графический объект8" text:anchor-type="as-char" svg:width="13.467cm" svg:height="10.001cm" draw:z-index="7"><draw:image xlink:href="https://sun9-64.userapi.com/impg/EiLGI6qorobGpbasjRkSmf7ccJNdNUWqNsBN1g/YEjdSpDSuNs.jpg?size=509x378&amp;quality=96&amp;sign=7282bcabcdd5f384b6cdc3159e7c2dec&amp;type=album" xlink:type="simple" xlink:show="embed" xlink:actuate="onLoad"/></draw:frame> </text:p>
      <text:p text:style-name="Standard"><text:soft-page-break/><draw:frame draw:style-name="fr1" draw:name="Графический объект9" text:anchor-type="as-char" svg:width="13.123cm" svg:height="7.805cm" draw:z-index="8"><draw:image xlink:href="https://sun9-80.userapi.com/impg/5gUCa4-D4Ocr6VePRSam5ozUiLIk0_uss-Yadg/M8CTuyjXd5U.jpg?size=496x295&amp;quality=96&amp;sign=1cc026d53c4578b1abbe877038bfa211&amp;type=album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3S</meta:editing-duration>
    <meta:editing-cycles>3</meta:editing-cycles>
    <meta:generator>OpenOffice/4.1.7$Win32 OpenOffice.org_project/417m1$Build-9800</meta:generator>
    <dc:date>2022-01-12T17:14:35.87</dc:date>
    <meta:document-statistic meta:table-count="0" meta:image-count="9" meta:object-count="0" meta:page-count="4" meta:paragraph-count="12" meta:word-count="6" meta:character-count="57"/>
    <meta:user-defined meta:name="Info 1"/>
    <meta:user-defined meta:name="Info 2"/>
    <meta:user-defined meta:name="Info 3"/>
    <meta:user-defined meta:name="Info 4"/>
  </office:meta>
</office:document-meta>
</file>